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FEE1A115.wmf"/>
  <manifest:file-entry manifest:media-type="" manifest:full-path="Pictures/2000010C0005F74D00059845CCFD0C08.wmf"/>
  <manifest:file-entry manifest:media-type="" manifest:full-path="Pictures/200000360005F7AC0003AEA65673B4FA.wmf"/>
  <manifest:file-entry manifest:media-type="" manifest:full-path="Pictures/200000980005F6EE0004CD2E0438BDF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text-properties style:font-name="Times New Roman2"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2"/>
    </style:style>
    <style:style style:name="P9" style:family="paragraph" style:parent-style-name="Preformatted_20_Text">
      <style:paragraph-properties fo:text-align="start" style:justify-single-word="false"/>
      <style:text-properties style:font-name="Times New Roman2"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2"/>
    </style:style>
    <style:style style:name="P13"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4" style:family="paragraph" style:parent-style-name="Text_20_body">
      <style:paragraph-properties fo:margin-top="0in" fo:margin-bottom="0in" fo:text-align="justify" style:justify-single-word="false"/>
      <style:text-properties style:font-name="Times New Roman2"/>
    </style:style>
    <style:style style:name="P15" style:family="paragraph" style:parent-style-name="Text_20_body">
      <style:paragraph-properties fo:margin-top="0in" fo:margin-bottom="0in"/>
      <style:text-properties style:font-name="Times New Roman2" fo:font-size="12pt" style:font-size-asian="12pt" style:font-size-complex="12pt"/>
    </style:style>
    <style:style style:name="P16"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7" style:family="paragraph" style:parent-style-name="Text_20_body">
      <style:paragraph-properties fo:margin-top="0in" fo:margin-bottom="0in" fo:text-align="justify" style:justify-single-word="false"/>
    </style:style>
    <style:style style:name="P18"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9"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20" style:family="paragraph" style:parent-style-name="Table_20__28_user_29_">
      <style:text-properties style:font-name="Times New Roman2"/>
    </style:style>
    <style:style style:name="P21"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22"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23" style:family="paragraph" style:parent-style-name="Table_20_Contents">
      <style:paragraph-properties fo:text-align="justify" style:justify-single-word="false"/>
      <style:text-properties style:font-name="Times New Roman2" fo:font-size="12pt" style:font-name-asian="DejaVu LGC Sans Mono" style:font-size-asian="12pt" style:font-name-complex="Liberation Mono" style:font-size-complex="12pt"/>
    </style:style>
    <style:style style:name="P24" style:family="paragraph" style:parent-style-name="Table_20_Heading">
      <style:text-properties style:font-name="Times New Roman2" fo:font-size="12pt" style:font-name-asian="DejaVu LGC Sans Mono" style:font-size-asian="12pt" style:font-name-complex="Liberation Mono" style:font-size-complex="12pt"/>
    </style:style>
    <style:style style:name="P25"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26" style:family="paragraph" style:parent-style-name="Text_20_body">
      <style:paragraph-properties fo:text-align="justify" style:justify-single-word="false"/>
      <style:text-properties style:font-name="Times New Roman2" fo:font-size="12pt" style:font-size-asian="12pt" style:font-size-complex="12pt"/>
    </style:style>
    <style:style style:name="P27"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28" style:family="paragraph" style:parent-style-name="Preformatted_20_Text">
      <style:paragraph-properties fo:text-align="justify" style:justify-single-word="false"/>
      <style:text-properties style:font-name="Times New Roman2" fo:font-size="12pt" fo:font-weight="bold" style:font-size-asian="12pt" style:font-weight-asian="bold" style:font-size-complex="12pt" style:font-weight-complex="bold"/>
    </style:style>
    <style:style style:name="P29" style:family="paragraph" style:parent-style-name="Heading_20_3">
      <style:text-properties style:font-name="Times New Roman2"/>
    </style:style>
    <style:style style:name="P30" style:family="paragraph" style:parent-style-name="Heading_20_2">
      <style:text-properties style:font-name="Times New Roman2"/>
    </style:style>
    <style:style style:name="P31" style:family="paragraph" style:parent-style-name="Heading_20_1">
      <style:text-properties style:font-name="Times New Roman2"/>
    </style:style>
    <style:style style:name="P32" style:family="paragraph" style:parent-style-name="Heading_20_1">
      <style:text-properties style:font-name="Times New Roman2"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2"/>
    </style:style>
    <style:style style:name="T4" style:family="text">
      <style:text-properties style:font-name="Times New Roman2"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3">Abstract</text:p>
        <text:p text:style-name="P19">The 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then I will introduce some of the basic ideologies behind the different protocols. Also, I will introduce the specific protocols that I will be comparing, which are the basic directory-based cache-coherence protocol where all requests and responses must pass through the home node, and a different protocol based on the protocol used in the SGI Origin 2000-based systems. I will then go into detail about the specific simulator implementations and different methodologies used to simulate the different protocols. Finally, results based on the simulations are presented.</text:p>
        <text:p text:style-name="P12"/>
        <text:h text:style-name="P31"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text:p>
        <text:p text:style-name="P4"/>
        <text:p text:style-name="P4">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in this report, I will be focusing mainly on directory-based cache-coherence protocols.</text:p>
        <text:p text:style-name="P4"/>
        <text:h text:style-name="P31" text:outline-level="1">Background</text:h>
        <text:p text:style-name="P10"><text:span text:style-name="T4">There are several different types of cache coherence protocols, and each of them provide their own advantages and disadvantages. 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ext:span><text:soft-page-break/><text:span text:style-name="T4">the best performance. The two basic types of cache-coherence protocols are presented in </text:span><text:span text:style-name="T4"><text:sequence-ref text:reference-format="category-and-value" text:ref-name="refFigure0">Figure 1</text:sequence-ref></text:span><text:span text:style-name="T4">, as well as the SGI Origin-based cache-coherence protocol.</text:span></text:p>
        <text:p text:style-name="P4"/>
        <text:p text:style-name="P4"><draw:frame draw:style-name="fr1" draw:name="Marco1" text:anchor-type="paragraph" svg:width="6.5in" draw:z-index="8"><draw:text-box fo:min-height="6.0953in"><text:p text:style-name="Figure"><draw:frame draw:style-name="fr3" draw:name="gráficos3" text:anchor-type="paragraph" svg:x="0.0016in" svg:y="0.0008in" svg:width="6.5in" style:rel-width="100%" svg:height="6.0953in" style:rel-height="scale" draw:z-index="9"><draw:image xlink:href="Pictures/2000010C0005F74D00059845CCFD0C08.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draw:text-box></draw:frame></text:p>
        <text:p text:style-name="P10"><text:span text:style-name="T4">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text:span><text:soft-page-break/><text:span text:style-name="T4">block is in, and whether or not the request can be satisfied immediately.</text:span></text:p>
        <text:p text:style-name="P4"/>
        <text:h text:style-name="Heading_20_2" text:outline-level="2"><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2" text:outline-level="2">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text:soft-page-break/>but it has a certain limit on how many CPU's can be used together with the system.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ext:sequence-ref text:reference-format="category-and-value" text:ref-name="refTable0">Table 1</text:sequence-ref> lists the possible data that one can hold in each cache line in the Directory:</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4">State</text:p>
              </table:table-cell>
              <table:table-cell table:style-name="DirectoryPossibleStates.B1" office:value-type="string">
                <text:p text:style-name="P24">Directory Data Structure</text:p>
              </table:table-cell>
            </table:table-row>
          </table:table-header-rows>
          <table:table-row>
            <table:table-cell table:style-name="DirectoryPossibleStates.A2" office:value-type="string">
              <text:p text:style-name="P23">Modified (Dirty Exclusive)</text:p>
            </table:table-cell>
            <table:table-cell table:style-name="DirectoryPossibleStates.B2" office:value-type="string">
              <text:p text:style-name="P23">Owner = {P}, Sharers = {}</text:p>
            </table:table-cell>
          </table:table-row>
          <table:table-row>
            <table:table-cell table:style-name="DirectoryPossibleStates.A2" office:value-type="string">
              <text:p text:style-name="P23">Exclusive (Clean Exclusive)</text:p>
            </table:table-cell>
            <table:table-cell table:style-name="DirectoryPossibleStates.B2" office:value-type="string">
              <text:p text:style-name="P23">Owner = {P}, Sharers = {}</text:p>
            </table:table-cell>
          </table:table-row>
          <table:table-row>
            <table:table-cell table:style-name="DirectoryPossibleStates.A2" office:value-type="string">
              <text:p text:style-name="P23">Shared</text:p>
            </table:table-cell>
            <table:table-cell table:style-name="DirectoryPossibleStates.B2" office:value-type="string">
              <text:p text:style-name="P23">Owner = {P}, Sharers = {Any number of P}</text:p>
            </table:table-cell>
          </table:table-row>
          <table:table-row>
            <table:table-cell table:style-name="DirectoryPossibleStates.A2" office:value-type="string">
              <text:p text:style-name="P23">Invalid</text:p>
            </table:table-cell>
            <table:table-cell table:style-name="DirectoryPossibleStates.B2" office:value-type="string">
              <text:p text:style-name="P23">Owner = {}, Sharers = {}</text:p>
            </table:table-cell>
          </table:table-row>
        </table:table>
        <text:p text:style-name="Table_20__28_user_29_">Table <text:sequence text:ref-name="refTable0" text:name="Table" text:formula="ooow:Table+1" style:num-format="1">1</text:sequence> Correspondence between directory state and directory data structure</text:p>
        <text:p text:style-name="P4"/>
        <text:p text:style-name="P16">The MESI cache is an improvement upon the MSI cache. In the MESI cache, there is an extra state, the Exclusive state. This state indicates that the cache has exclusive access to the block, but it is not modified. In other words, this is the “Clean Exclusive” state. Compared to only using M to indicate a Modified state, using an extra Exclusive state is advantageous because it prevents the system from unnecessarily sending messages to tell the directory to write to memory when the block is clean.</text:p>
        <text:p text:style-name="P4"/>
        <text:p text:style-name="P4">In both the “Modified” state and the “Exclusive” state, the directory would store only the node ID of the processor that is the owner. Nevertheless, the directory does not know for sure whether or not the one cache that is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then when a node is the owner, the extra bit would be turned on to indicate ownership. There could <text:soft-page-break/>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necessarily a need for the directory to have different slots for holding the owner versus a list of sharers. Therefore, sometimes in the discussion of the protocols, sharers will imply both the sharers list and also the node ID in the owner slot.</text:p>
        <text:p text:style-name="P4"/>
        <text:p text:style-name="P28">START HERE</text:p>
        <text:p text:style-name="P4"/>
        <text:h text:style-name="Heading_20_2" text:outline-level="2">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16"/>
        <text:h text:style-name="Heading_20_1" text:outline-level="1">Protocols</text:h>
        <text:p text:style-name="P4">I will be comparing two different types of directory-based cache-coherence protocols. First, I will be showing a more traditional directory-based cache-coherence 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Directory Protocol</text:h>
        <text:p text:style-name="Text_20_body">The regular directory protocol is a traditional directory-based cache-coherence protocol where <text:soft-page-break/>the requester first sends a message to the directory, then the directory will send another request to the data node, then the data node will return with a response to the directory. Finally, the directory is responsible for forwarding the response back to the requester. So two bilateral interactions occur in this protocol.</text:p>
        <text:p text:style-name="Text_20_body"/>
        <text:h text:style-name="Heading_20_3" text:outline-level="3">Regular Directory Cache-Coherence Protocol Directory FSM</text:h>
        <text:p text:style-name="Text_20_body">The following FSM illustrates the directory FSM for the regular directory protocol.</text:p>
        <text:p text:style-name="Text_20_body"/>
        <text:h text:style-name="Heading_20_3" text:outline-level="3">Regular Directory Cache-Coherence Protocol Cache FSM</text:h>
        <text:p text:style-name="P26">The following FSM illustrates the cache FSM for the regular directory protocol.</text:p>
        <text:p text:style-name="P26"/>
        <text:h text:style-name="Heading_20_2" text:outline-level="2">Origin Directory Protocol</text:h>
        <text:p text:style-name="Text_20_body">The Origin directory-based cache-coherence protocol uses a three-way interaction that sends less messages than the regular directory protocol does.</text:p>
        <text:p text:style-name="Text_20_body"/>
        <text:h text:style-name="Heading_20_3" text:outline-level="3">Origin Directory Cache-Coherence Protocol Directory FSM</text:h>
        <text:p text:style-name="Text_20_body">The following illustrates the directory FSM for the Origin cache-coherence protocol.</text:p>
        <text:p text:style-name="Text_20_body"/>
        <text:h text:style-name="Heading_20_3" text:outline-level="3">Origin Directory Cache-Coherence Protocol Cache FSM</text:h>
        <text:p text:style-name="P26">The following FSM illustrates the cache FSM for the Origin cache-coherence protocol.</text:p>
        <text:p text:style-name="P4"/>
        <text:h text:style-name="Heading_20_2" text:outline-level="2">MSI Protocol</text:h>
        <text:p text:style-name="P12"><draw:frame draw:style-name="fr2" draw:name="Marco6" text:anchor-type="paragraph" svg:x="0.0173in" svg:y="0.1354in" svg:width="2.9965in" draw:z-index="0"><draw:text-box fo:min-height="2.7555in"><text:p text:style-name="Figure"><draw:frame draw:style-name="fr4" draw:name="Objeto1" text:anchor-type="paragraph" svg:x="0.0028in" svg:y="0.0016in" svg:width="2.8417in" style:rel-width="100%" svg:height="3.5008in" style:rel-height="scale" draw:z-index="1"><draw:object xlink:href="./Object 1" xlink:type="simple" xlink:show="embed" xlink:actuate="onLoad"/><draw:image xlink:href="./ObjectReplacements/Object 1" xlink:type="simple" xlink:show="embed" xlink:actuate="onLoad"/><svg:desc>Objeto OLE</svg:desc></draw:frame>Figure <text:sequence text:ref-name="refFigure1" text:name="Figure" text:formula="ooow:Figure+1" style:num-format="1">2</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text:soft-page-break/>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Heading_20_2" text:outline-level="2">MOESI Protocol</text:h>
        <text:p text:style-name="P4"><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0438BDF8.wmf" xlink:type="simple" xlink:show="embed" xlink:actuate="onLoad"/></draw:frame>Figure <text:sequence text:ref-name="refFigure2" text:name="Figure" text:formula="ooow:Figure+1" style:num-format="1">3</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p text:style-name="P4">For this report, both of the directory-based cache-coherence protocols will be using the MESI protocol for its cache portion. Although they will both be using the MESI protocol for their caches, the interactions they have with their directory counterparts is still vastly different, and that is something that we can compare.</text:p>
        <text:p text:style-name="P4"/>
        <text:h text:style-name="P32" text:outline-level="1">Methodology and Implementation</text:h>
        <text:p text:style-name="P16">I used the Sesc Simulator to run my simulations. The implementation of the code was done in C++, using the SESC Simulator as an underlying layer. It supports various features of a computer <text:soft-page-break/>system that allows us to simulate the differences between different directory-based protocols.</text:p>
        <text:p text:style-name="P15"/>
        <text:h text:style-name="Heading_20_2" text:outline-level="2">Directory</text:h>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30"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29"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P20">Table <text:sequence text:ref-name="refTable1" text:name="Table" text:formula="ooow:Table+1" style:num-format="1">2</text:sequence> Acceptable states for MOESI cache</text:p>
        <text:p text:style-name="P4"><text:soft-page-break/></text:p>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0" text:outline-level="2">Network</text:h>
        <text:p text:style-name="P5"><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5673B4FA.wmf" xlink:type="simple" xlink:show="embed" xlink:actuate="onLoad"/></draw:frame>Figure <text:sequence text:ref-name="refFigure3" text:name="Figure" text:formula="ooow:Figure+1" style:num-format="1">4</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0"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text:soft-page-break/></text:p>
        <text:h text:style-name="P30"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6"><draw:text-box fo:min-height="3.8661in"><text:p text:style-name="Figure"><draw:frame draw:style-name="fr3" draw:name="gráficos1" text:anchor-type="paragraph" svg:x="0.0016in" svg:y="0.0008in" svg:width="3.15in" style:rel-width="100%" svg:height="3.8661in" style:rel-height="scale" draw:z-index="7"><draw:image xlink:href="Pictures/200000570004DCAC0005F7BBFEE1A115.wmf" xlink:type="simple" xlink:show="embed" xlink:actuate="onLoad"/></draw:frame>Figure <text:sequence text:ref-name="refFigure4" text:name="Figure" text:formula="ooow:Figure+1" style:num-format="1">5</text:sequence> Connections in a single node</text:p></draw:text-box></draw:frame></text:p>
        <text:h text:style-name="P31" text:outline-level="1">Results</text:h>
        <text:p text:style-name="P17"><text:span text:style-name="T3">In this section, I will discuss the results of running the simulation on the Sesc simulator. The results are shown in Table 2 for the results using the benchmark fft in the SPLASH-2 benchmark 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3">.</text:span></text:p>
        <text:p text:style-name="P4"/>
        <text:h text:style-name="P30"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0" text:outline-level="2">SPLASH2 benchmarks</text:h>
        <text:p text:style-name="P16">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text:soft-page-break/>from another node in that directory instead of from the memory.</text:p>
        <text:p text:style-name="P14"/>
        <text:p text:style-name="P18">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P22">MOESI 2</text:p>
              </table:table-cell>
              <table:table-cell table:style-name="Tabla1.B2" office:value-type="float" office:value="1123774">
                <text:p text:style-name="P22">1123774</text:p>
              </table:table-cell>
              <table:table-cell table:style-name="Tabla1.B2" office:value-type="float" office:value="104129">
                <text:p text:style-name="P22">104129</text:p>
              </table:table-cell>
              <table:table-cell table:style-name="Tabla1.B2" office:value-type="float" office:value="6225">
                <text:p text:style-name="P22">6225</text:p>
              </table:table-cell>
              <table:table-cell table:style-name="Tabla1.B2" office:value-type="float" office:value="72332">
                <text:p text:style-name="P22">72332</text:p>
              </table:table-cell>
              <table:table-cell table:style-name="Tabla1.B2" office:value-type="float" office:value="7978">
                <text:p text:style-name="P22">7978</text:p>
              </table:table-cell>
              <table:table-cell table:style-name="Tabla1.B2" office:value-type="float" office:value="14203">
                <text:p text:style-name="P22">14203</text:p>
              </table:table-cell>
              <table:table-cell table:style-name="Tabla1.H2" office:value-type="float" office:value="12478">
                <text:p text:style-name="P22">12478</text:p>
              </table:table-cell>
            </table:table-row>
            <table:table-row>
              <table:table-cell table:style-name="Tabla1.A2" office:value-type="string">
                <text:p text:style-name="P22">MSI 2</text:p>
              </table:table-cell>
              <table:table-cell table:style-name="Tabla1.B2" office:value-type="float" office:value="1125149">
                <text:p text:style-name="P22">1125149</text:p>
              </table:table-cell>
              <table:table-cell table:style-name="Tabla1.B2" office:value-type="float" office:value="104129">
                <text:p text:style-name="P22">104129</text:p>
              </table:table-cell>
              <table:table-cell table:style-name="Tabla1.B2" office:value-type="float" office:value="6221">
                <text:p text:style-name="P22">6221</text:p>
              </table:table-cell>
              <table:table-cell table:style-name="Tabla1.B2" office:value-type="float" office:value="72332">
                <text:p text:style-name="P22">72332</text:p>
              </table:table-cell>
              <table:table-cell table:style-name="Tabla1.B2" office:value-type="float" office:value="7977">
                <text:p text:style-name="P22">7977</text:p>
              </table:table-cell>
              <table:table-cell table:style-name="Tabla1.B2" office:value-type="float" office:value="14198">
                <text:p text:style-name="P22">14198</text:p>
              </table:table-cell>
              <table:table-cell table:style-name="Tabla1.H2" office:value-type="float" office:value="12479">
                <text:p text:style-name="P22">12479</text:p>
              </table:table-cell>
            </table:table-row>
            <table:table-row>
              <table:table-cell table:style-name="Tabla1.A2" office:value-type="string">
                <text:p text:style-name="P21">MOESI 4</text:p>
              </table:table-cell>
              <table:table-cell table:style-name="Tabla1.B2" office:value-type="float" office:value="498957">
                <text:p text:style-name="P21">498957</text:p>
              </table:table-cell>
              <table:table-cell table:style-name="Tabla1.B2" office:value-type="float" office:value="104907">
                <text:p text:style-name="P21">104907</text:p>
              </table:table-cell>
              <table:table-cell table:style-name="Tabla1.B2" office:value-type="float" office:value="6332">
                <text:p text:style-name="P21">6332</text:p>
              </table:table-cell>
              <table:table-cell table:style-name="Tabla1.B2" office:value-type="float" office:value="72760">
                <text:p text:style-name="P21">72760</text:p>
              </table:table-cell>
              <table:table-cell table:style-name="Tabla1.B2" office:value-type="float" office:value="5226">
                <text:p text:style-name="P21">5226</text:p>
              </table:table-cell>
              <table:table-cell table:style-name="Tabla1.B2" office:value-type="float" office:value="11559">
                <text:p text:style-name="P21">11559</text:p>
              </table:table-cell>
              <table:table-cell table:style-name="Tabla1.H2" office:value-type="float" office:value="9742">
                <text:p text:style-name="P21">9742</text:p>
              </table:table-cell>
            </table:table-row>
            <table:table-row>
              <table:table-cell table:style-name="Tabla1.A2" office:value-type="string">
                <text:p text:style-name="P21">MSI 4</text:p>
              </table:table-cell>
              <table:table-cell table:style-name="Tabla1.B2" office:value-type="float" office:value="497389">
                <text:p text:style-name="P21">497389</text:p>
              </table:table-cell>
              <table:table-cell table:style-name="Tabla1.B2" office:value-type="float" office:value="104907">
                <text:p text:style-name="P21">104907</text:p>
              </table:table-cell>
              <table:table-cell table:style-name="Tabla1.B2" office:value-type="float" office:value="6315">
                <text:p text:style-name="P21">6315</text:p>
              </table:table-cell>
              <table:table-cell table:style-name="Tabla1.B2" office:value-type="float" office:value="72763">
                <text:p text:style-name="P21">72763</text:p>
              </table:table-cell>
              <table:table-cell table:style-name="Tabla1.B2" office:value-type="float" office:value="5226">
                <text:p text:style-name="P21">5226</text:p>
              </table:table-cell>
              <table:table-cell table:style-name="Tabla1.B2" office:value-type="float" office:value="11545">
                <text:p text:style-name="P21">11545</text:p>
              </table:table-cell>
              <table:table-cell table:style-name="Tabla1.H2" office:value-type="float" office:value="9732">
                <text:p text:style-name="P21">9732</text:p>
              </table:table-cell>
            </table:table-row>
            <table:table-row>
              <table:table-cell table:style-name="Tabla1.A2" office:value-type="string">
                <text:p text:style-name="P21">MOESI 8</text:p>
              </table:table-cell>
              <table:table-cell table:style-name="Tabla1.B2" office:value-type="float" office:value="286050">
                <text:p text:style-name="P21">286050</text:p>
              </table:table-cell>
              <table:table-cell table:style-name="Tabla1.B2" office:value-type="float" office:value="106467">
                <text:p text:style-name="P21">106467</text:p>
              </table:table-cell>
              <table:table-cell table:style-name="Tabla1.B2" office:value-type="float" office:value="6521">
                <text:p text:style-name="P21">6521</text:p>
              </table:table-cell>
              <table:table-cell table:style-name="Tabla1.B2" office:value-type="float" office:value="73628">
                <text:p text:style-name="P21">73628</text:p>
              </table:table-cell>
              <table:table-cell table:style-name="Tabla1.B2" office:value-type="float" office:value="3852">
                <text:p text:style-name="P21">3852</text:p>
              </table:table-cell>
              <table:table-cell table:style-name="Tabla1.B2" office:value-type="float" office:value="10373">
                <text:p text:style-name="P21">10373</text:p>
              </table:table-cell>
              <table:table-cell table:style-name="Tabla1.H2" office:value-type="float" office:value="8030">
                <text:p text:style-name="P21">8030</text:p>
              </table:table-cell>
            </table:table-row>
            <table:table-row>
              <table:table-cell table:style-name="Tabla1.A2" office:value-type="string">
                <text:p text:style-name="P21">MSI 8</text:p>
              </table:table-cell>
              <table:table-cell table:style-name="Tabla1.B2" office:value-type="float" office:value="288279">
                <text:p text:style-name="P21">288279</text:p>
              </table:table-cell>
              <table:table-cell table:style-name="Tabla1.B2" office:value-type="float" office:value="106467">
                <text:p text:style-name="P21">106467</text:p>
              </table:table-cell>
              <table:table-cell table:style-name="Tabla1.B2" office:value-type="float" office:value="6513">
                <text:p text:style-name="P21">6513</text:p>
              </table:table-cell>
              <table:table-cell table:style-name="Tabla1.B2" office:value-type="float" office:value="73628">
                <text:p text:style-name="P21">73628</text:p>
              </table:table-cell>
              <table:table-cell table:style-name="Tabla1.B2" office:value-type="float" office:value="3871">
                <text:p text:style-name="P21">3871</text:p>
              </table:table-cell>
              <table:table-cell table:style-name="Tabla1.B2" office:value-type="float" office:value="10384">
                <text:p text:style-name="P21">10384</text:p>
              </table:table-cell>
              <table:table-cell table:style-name="Tabla1.H2" office:value-type="float" office:value="8052">
                <text:p text:style-name="P21">8052</text:p>
              </table:table-cell>
            </table:table-row>
            <table:table-row>
              <table:table-cell table:style-name="Tabla1.A2" office:value-type="string">
                <text:p text:style-name="P22">MOESI 16</text:p>
              </table:table-cell>
              <table:table-cell table:style-name="Tabla1.B2" office:value-type="float" office:value="174171">
                <text:p text:style-name="P22">174171</text:p>
              </table:table-cell>
              <table:table-cell table:style-name="Tabla1.B2" office:value-type="float" office:value="109589">
                <text:p text:style-name="P22">109589</text:p>
              </table:table-cell>
              <table:table-cell table:style-name="Tabla1.B2" office:value-type="float" office:value="8079">
                <text:p text:style-name="P22">8079</text:p>
              </table:table-cell>
              <table:table-cell table:style-name="Tabla1.B2" office:value-type="float" office:value="75361">
                <text:p text:style-name="P22">75361</text:p>
              </table:table-cell>
              <table:table-cell table:style-name="Tabla1.B2" office:value-type="float" office:value="3035">
                <text:p text:style-name="P22">3035</text:p>
              </table:table-cell>
              <table:table-cell table:style-name="Tabla1.B2" office:value-type="float" office:value="11128">
                <text:p text:style-name="P22">11128</text:p>
              </table:table-cell>
              <table:table-cell table:style-name="Tabla1.H2" office:value-type="float" office:value="8352">
                <text:p text:style-name="P22">8352</text:p>
              </table:table-cell>
            </table:table-row>
            <table:table-row>
              <table:table-cell table:style-name="Tabla1.A2" office:value-type="string">
                <text:p text:style-name="P22">MSI 16</text:p>
              </table:table-cell>
              <table:table-cell table:style-name="Tabla1.B2" office:value-type="float" office:value="175160">
                <text:p text:style-name="P22">175160</text:p>
              </table:table-cell>
              <table:table-cell table:style-name="Tabla1.B2" office:value-type="float" office:value="109589">
                <text:p text:style-name="P22">109589</text:p>
              </table:table-cell>
              <table:table-cell table:style-name="Tabla1.B2" office:value-type="float" office:value="8094">
                <text:p text:style-name="P22">8094</text:p>
              </table:table-cell>
              <table:table-cell table:style-name="Tabla1.B2" office:value-type="float" office:value="75361">
                <text:p text:style-name="P22">75361</text:p>
              </table:table-cell>
              <table:table-cell table:style-name="Tabla1.B2" office:value-type="float" office:value="3032">
                <text:p text:style-name="P22">3032</text:p>
              </table:table-cell>
              <table:table-cell table:style-name="Tabla1.B2" office:value-type="float" office:value="11142">
                <text:p text:style-name="P22">11142</text:p>
              </table:table-cell>
              <table:table-cell table:style-name="Tabla1.H2" office:value-type="float" office:value="8339">
                <text:p text:style-name="P22">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P20">Table <text:sequence text:ref-name="refTable2" text:name="Table" text:formula="ooow:Table+1" style:num-format="1">3</text:sequence> Results for fft</text:p>
        </text:section>
        <text:h text:style-name="P31"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text:soft-page-break/>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8T22:21:47.56</dc:date>
    <dc:creator>Eric Chang</dc:creator>
    <meta:editing-duration>PT30H51M59S</meta:editing-duration>
    <meta:editing-cycles>217</meta:editing-cycles>
    <meta:document-statistic meta:table-count="3" meta:image-count="4" meta:object-count="1" meta:page-count="12" meta:paragraph-count="219" meta:word-count="4768" meta:character-count="285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line draw:style-name="gr2" draw:text-style-name="P1" draw:layer="layout" svg:x1="1cm" svg:y1="9.89cm" svg:x2="1cm" svg:y2="9.89cm">
          <text:p/>
        </draw: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